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" svg:font-family="'Noto Sans Devanagari'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Operator Mono Light" svg:font-family="'Operator Mono Light'" style:font-family-generic="modern" style:font-pitch="fixed"/>
    <style:font-face style:name="Operator Mono" svg:font-family="'Operator Mono'" style:font-family-generic="system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Preformatted_20_Text">
      <style:text-properties style:font-name="Operator Mono Light"/>
    </style:style>
    <style:style style:name="P2" style:family="paragraph" style:parent-style-name="Preformatted_20_Text">
      <style:text-properties style:font-name="Operator Mono Light" fo:font-size="12pt" fo:font-weight="bold" style:font-size-asian="12pt" style:font-weight-asian="bold"/>
    </style:style>
    <style:style style:name="P3" style:family="paragraph" style:parent-style-name="Preformatted_20_Text">
      <style:text-properties style:font-name="Operator Mono"/>
    </style:style>
    <style:style style:name="P4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style:font-name="Operator Mono Light" fo:language="en" fo:country="US" fo:font-weight="bold" style:font-weight-asian="bold" style:font-weight-complex="bold"/>
    </style:style>
    <style:style style:name="P5" style:family="paragraph" style:parent-style-name="Preformatted_20_Text" style:master-page-name="MP0">
      <style:paragraph-properties style:page-number="auto" fo:break-before="page"/>
      <style:text-properties style:font-name="Operator Mono Light" fo:font-size="16pt" fo:font-weight="bold" style:font-size-asian="16pt" style:font-weight-asian="bold" style:font-size-complex="16pt"/>
    </style:style>
    <style:style style:name="P6" style:family="paragraph" style:parent-style-name="Preformatted_20_Text">
      <style:text-properties officeooo:paragraph-rsid="0015d396"/>
    </style:style>
    <style:style style:name="P7" style:family="paragraph" style:parent-style-name="Preformatted_20_Text">
      <style:text-properties style:font-name="Operator Mono Light"/>
    </style:style>
    <style:style style:name="P8" style:family="paragraph" style:parent-style-name="Preformatted_20_Text">
      <style:text-properties style:font-name="Operator Mono Light" fo:language="en" fo:country="US"/>
    </style:style>
    <style:style style:name="P9" style:family="paragraph" style:parent-style-name="Preformatted_20_Text">
      <style:text-properties style:font-name="Operator Mono Light" fo:language="en" fo:country="US" officeooo:rsid="0016eb49" officeooo:paragraph-rsid="0016eb49"/>
    </style:style>
    <style:style style:name="P10" style:family="paragraph" style:parent-style-name="Preformatted_20_Text">
      <style:text-properties style:font-name="Operator Mono Light" officeooo:rsid="0016eb49" officeooo:paragraph-rsid="0016eb49"/>
    </style:style>
    <style:style style:name="T1" style:family="text">
      <style:text-properties style:font-name="Operator Mono Light"/>
    </style:style>
    <style:style style:name="T2" style:family="text">
      <style:text-properties style:font-name="Operator Mono Light" fo:font-weight="bold" style:font-weight-asian="bold" style:font-weight-complex="bold"/>
    </style:style>
    <style:style style:name="T3" style:family="text">
      <style:text-properties style:font-name="Operator Mono Light" officeooo:rsid="0015d396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3º MANEJO DE UNA INSTANCIA EN ORACLE</text:p>
      <text:p text:style-name="P1"/>
      <text:p text:style-name="P2">1 ESTABLECER AUTENTIFICCIÓN EN EL SISTEMA OPERATIVO Y EN EL FICHERO DE PASSWORD</text:p>
      <text:p text:style-name="P1"/>
      <text:p text:style-name="P1">Los dos usuarios administradores de la base de datos SYS y SYSTEM son creados automáticamente y asignados al rol DBA.</text:p>
      <text:p text:style-name="P1"/>
      <text:p text:style-name="P1">SYS: password proporcionado en proceso de instalación y propietario de los datos del diccionario de la base de datos.</text:p>
      <text:p text:style-name="P1"/>
      <text:p text:style-name="P1">SYSTEM: password proporcionado en proceso de instalación propietario de tablas <text:s/>internas adicionales usadas por herramientas oracle.</text:p>
      <text:p text:style-name="P1"/>
      <text:p text:style-name="P2">2 CREAR UN FICHERO DE PARÁMETROS</text:p>
      <text:p text:style-name="P1"/>
      <text:p text:style-name="P6"><text:span text:style-name="Fuente_20_de_20_párrafo_20_predeter."><text:span text:style-name="T1">Crear un fichero de password usando la utilidad de parssword: </text:span></text:span><text:span text:style-name="Fuente_20_de_20_párrafo_20_predeter."><text:span text:style-name="T3">(este se crea directamente desde la terminal)</text:span></text:span></text:p>
      <text:p text:style-name="P6"><text:span text:style-name="Fuente_20_de_20_párrafo_20_predeter."><text:span text:style-name="T3"><text:tab/></text:span></text:span><text:span text:style-name="Fuente_20_de_20_párrafo_20_predeter."><text:span text:style-name="T1">$</text:span></text:span><text:span text:style-name="Fuente_20_de_20_párrafo_20_predeter."><text:span text:style-name="T2">orapwd file=ORACLE_HOME\database\pwdoeradba password=ABD3oradba entries=5</text:span></text:span></text:p>
      <text:p text:style-name="P1"/>
      <text:p text:style-name="P1">Ahora necesitamos porner REMOTE_LOGIN_PASSWORDFILE a EXCLUSIVE o SHARED utilizaremos el siguiente comando para conectar la base de datos: CONNECT sys/ABD3oradba as sysdba</text:p>
      <text:p text:style-name="P1"/>
      <text:p text:style-name="P1">Autentificación mediante el sistema operativo, para ello tenemos que establecer el usuario a ser autentificado por el sistema operativo, estableceremos un REMOTE_LOGIN_PASSWORDFILE a NONE: para ello utilizaremos los siguientes comandos:</text:p>
      <text:p text:style-name="P4">CONNECT / AS SYSDBA</text:p>
      <text:p text:style-name="P4">CONNECT / AS SYSOPER</text:p>
      <text:p text:style-name="P8"/>
      <text:p text:style-name="P9">Conectar a la base de datos con restrinciones <text:span text:style-name="T4">STARTUP RECTRICT</text:span></text:p>
      <text:p text:style-name="P1"><text:span text:style-name="T4"/></text:p>
      <text:p text:style-name="P10"><text:span text:style-name="T4">poner en restriccion una inastancia: </text:span></text:p>
      <text:p text:style-name="P1">3 INICIAR UNA INSTANCIA Y ABRIR UNA BASE DE DATOS</text:p>
      <text:p text:style-name="P1">4 CERRAR UNA BASE DE DATOS Y DETENER UNA INSTANCIA</text:p>
      <text:p text:style-name="P1">5 OBTENER Y ESTABLECER VALORES DE PARÁMETROS</text:p>
      <text:p text:style-name="P1">6 GESTIONAR SESIONES</text:p>
      <text:p text:style-name="P1">7 MONITORIZAR ALERT Y FICHEROS DE TRAZA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" svg:font-family="'Noto Sans Devanagari'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Operator Mono Light" svg:font-family="'Operator Mono Light'" style:font-family-generic="modern" style:font-pitch="fixed"/>
    <style:font-face style:name="Operator Mono" svg:font-family="'Operator Mono'" style:font-family-generic="system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Linux_X86_64 LibreOffice_project/00m0$Build-3</meta:generator>
    <meta:creation-date>2016-06-26T19:52:00Z</meta:creation-date>
    <dc:date>2016-06-28T19:45:46.549765585</dc:date>
    <meta:editing-cycles>4</meta:editing-cycles>
    <meta:editing-duration>PT2H55M28S</meta:editing-duration>
    <meta:document-statistic meta:table-count="0" meta:image-count="0" meta:object-count="0" meta:page-count="1" meta:paragraph-count="19" meta:word-count="214" meta:character-count="1441" meta:non-whitespace-character-count="1243"/>
    <meta:template xlink:type="simple" xlink:actuate="onRequest" xlink:title="" xlink:href="Normal.dotm"/>
  </office:meta>
</office:document-meta>
</file>